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0212" officeooo:paragraph-rsid="00000212"/>
    </style:style>
    <style:style style:name="P2" style:family="paragraph" style:parent-style-name="Standard">
      <style:text-properties officeooo:rsid="0001e937" officeooo:paragraph-rsid="0001e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ch :</text:p>
      <text:p text:style-name="P1"/>
      <text:p text:style-name="P1">Un confiseur part réparer son usine qui a soudainement arrêté de fonctionner.</text:p>
      <text:p text:style-name="P1">Les clients s’impatientent ?</text:p>
      <text:p text:style-name="P1"/>
      <text:p text:style-name="P1">Gameplay :</text:p>
      <text:p text:style-name="P1">Attraper des confiseries rapporte de l’argent </text:p>
      <text:p text:style-name="P1">Il faut réparer les machines cassées</text:p>
      <text:p text:style-name="P1"/>
      <text:p text:style-name="P1">Quand tout est réparé, encore une machine se retrouve cassée, en enquêtant on tombe sur un enfant qui veut devenir confiseur mais totalement maladroit et irrationnel. =&gt; l’enfant est le boss final et n’a pas de compétence particulière, il génère plein d’ennemis en cherchant à s’éloigner du joueur.</text:p>
      <text:p text:style-name="P1"/>
      <text:p text:style-name="P2">Trois biomes :</text:p>
      <text:p text:style-name="P2">Chocolat → ennemis marron</text:p>
      <text:p text:style-name="P2">Caramels → ennemis orange</text:p>
      <text:p text:style-name="P2">Sucre → ennemis blancs</text:p>
      <text:p text:style-name="P2"/>
      <text:p text:style-name="P2">Des ouvriers pnj dans chaque zone 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5T12:28:07.086000000</dc:date>
    <meta:editing-duration>PT1H44M25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2" meta:word-count="102" meta:character-count="623" meta:non-whitespace-character-count="532"/>
  </office:meta>
</office:document-meta>
</file>